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fo:font-weight="bold" officeooo:rsid="002f445c" officeooo:paragraph-rsid="002f445c" style:font-weight-asian="bold" style:font-weight-complex="bold"/>
    </style:style>
    <style:style style:name="P2" style:family="paragraph" style:parent-style-name="Standard">
      <style:text-properties fo:font-weight="normal" officeooo:rsid="0032f925" officeooo:paragraph-rsid="00352709" style:font-weight-asian="normal" style:font-weight-complex="normal"/>
    </style:style>
    <style:style style:name="P3" style:family="paragraph" style:parent-style-name="Standard">
      <style:text-properties fo:font-weight="normal" officeooo:rsid="003669c6" officeooo:paragraph-rsid="003669c6" style:font-weight-asian="normal" style:font-weight-complex="normal"/>
    </style:style>
    <style:style style:name="P4" style:family="paragraph" style:parent-style-name="Standard">
      <style:text-properties officeooo:rsid="002fd089" officeooo:paragraph-rsid="002f445c"/>
    </style:style>
    <style:style style:name="P5" style:family="paragraph" style:parent-style-name="Standard">
      <style:text-properties fo:font-style="normal" officeooo:rsid="00306dab" officeooo:paragraph-rsid="002fd089" style:font-style-asian="normal" style:font-style-complex="normal"/>
    </style:style>
    <style:style style:name="P6" style:family="paragraph" style:parent-style-name="Standard">
      <style:text-properties fo:font-style="normal" officeooo:rsid="00306dab" officeooo:paragraph-rsid="00306dab" style:font-style-asian="normal" style:font-style-complex="normal"/>
    </style:style>
    <style:style style:name="P7" style:family="paragraph" style:parent-style-name="Standard">
      <style:text-properties officeooo:rsid="00193d7f" officeooo:paragraph-rsid="00193d7f"/>
    </style:style>
    <style:style style:name="P8" style:family="paragraph" style:parent-style-name="Text_20_body">
      <style:text-properties officeooo:rsid="00193d7f"/>
    </style:style>
    <style:style style:name="P9" style:family="paragraph" style:parent-style-name="Standard">
      <style:text-properties officeooo:rsid="00193d7f" officeooo:paragraph-rsid="00195924"/>
    </style:style>
    <style:style style:name="P10" style:family="paragraph" style:parent-style-name="Standard">
      <style:text-properties officeooo:rsid="00195924" officeooo:paragraph-rsid="00195924"/>
    </style:style>
    <style:style style:name="P11" style:family="paragraph" style:parent-style-name="Standard">
      <style:text-properties fo:font-style="normal" officeooo:rsid="00195924" officeooo:paragraph-rsid="00195924" style:font-style-asian="normal" style:font-style-complex="normal"/>
    </style:style>
    <style:style style:name="P12" style:family="paragraph" style:parent-style-name="Standard">
      <style:text-properties fo:font-style="normal" fo:font-weight="bold" officeooo:rsid="00195924" officeooo:paragraph-rsid="00195924" style:font-style-asian="normal" style:font-weight-asian="bold" style:font-style-complex="normal" style:font-weight-complex="bold"/>
    </style:style>
    <style:style style:name="P13" style:family="paragraph" style:parent-style-name="Standard">
      <style:text-properties fo:font-style="normal" fo:font-weight="normal" officeooo:rsid="00195924" officeooo:paragraph-rsid="00195924" style:font-style-asian="normal" style:font-weight-asian="normal" style:font-style-complex="normal" style:font-weight-complex="normal"/>
    </style:style>
    <style:style style:name="P14" style:family="paragraph" style:parent-style-name="Standard">
      <style:text-properties fo:font-style="normal" fo:font-weight="normal" officeooo:rsid="001ac2aa" officeooo:paragraph-rsid="001ac2aa" style:font-style-asian="normal" style:font-weight-asian="normal" style:font-style-complex="normal" style:font-weight-complex="normal"/>
    </style:style>
    <style:style style:name="P15" style:family="paragraph" style:parent-style-name="Standard">
      <style:text-properties officeooo:paragraph-rsid="001c5ede"/>
    </style:style>
    <style:style style:name="P16" style:family="paragraph" style:parent-style-name="Standard">
      <style:text-properties fo:font-style="normal" fo:font-weight="normal" officeooo:rsid="001c0365" officeooo:paragraph-rsid="001c5ede" style:font-style-asian="normal" style:font-weight-asian="normal" style:font-style-complex="normal" style:font-weight-complex="normal"/>
    </style:style>
    <style:style style:name="P17" style:family="paragraph" style:parent-style-name="Standard">
      <style:text-properties officeooo:rsid="001d0daa" officeooo:paragraph-rsid="001d0daa"/>
    </style:style>
    <style:style style:name="P18" style:family="paragraph" style:parent-style-name="Standard">
      <style:text-properties officeooo:paragraph-rsid="001d0daa"/>
    </style:style>
    <style:style style:name="P19" style:family="paragraph" style:parent-style-name="Standard">
      <style:text-properties officeooo:rsid="001ef059" officeooo:paragraph-rsid="001ef059"/>
    </style:style>
    <style:style style:name="P20" style:family="paragraph" style:parent-style-name="Standard">
      <style:text-properties fo:font-style="italic" officeooo:rsid="001ef059" officeooo:paragraph-rsid="001ef059" style:font-style-asian="italic" style:font-style-complex="italic"/>
    </style:style>
    <style:style style:name="P21" style:family="paragraph" style:parent-style-name="Standard">
      <style:text-properties fo:font-style="italic" officeooo:rsid="00201c59" officeooo:paragraph-rsid="00201c59" style:font-style-asian="italic" style:font-style-complex="italic"/>
    </style:style>
    <style:style style:name="P22" style:family="paragraph" style:parent-style-name="Standard">
      <style:text-properties fo:font-style="normal" officeooo:rsid="00201c59" officeooo:paragraph-rsid="00201c59" style:font-style-asian="normal" style:font-style-complex="normal"/>
    </style:style>
    <style:style style:name="P23" style:family="paragraph" style:parent-style-name="Standard">
      <style:text-properties fo:font-style="normal" officeooo:rsid="0021eceb" officeooo:paragraph-rsid="0021eceb" style:font-style-asian="normal" style:font-style-complex="normal"/>
    </style:style>
    <style:style style:name="P24" style:family="paragraph" style:parent-style-name="Standard">
      <style:text-properties fo:font-style="italic" officeooo:rsid="0021eceb" officeooo:paragraph-rsid="0021eceb" style:font-style-asian="italic" style:font-style-complex="italic"/>
    </style:style>
    <style:style style:name="P25" style:family="paragraph" style:parent-style-name="Standard">
      <style:text-properties fo:font-style="italic" officeooo:rsid="00231771" officeooo:paragraph-rsid="00231771" style:font-style-asian="italic" style:font-style-complex="italic"/>
    </style:style>
    <style:style style:name="P26" style:family="paragraph" style:parent-style-name="Standard">
      <style:text-properties fo:font-style="normal" officeooo:rsid="0024d06e" officeooo:paragraph-rsid="0024d06e" style:font-style-asian="normal" style:font-style-complex="normal"/>
    </style:style>
    <style:style style:name="P27" style:family="paragraph" style:parent-style-name="Standard">
      <style:text-properties fo:font-style="normal" officeooo:rsid="00264d48" officeooo:paragraph-rsid="002a657d" style:font-style-asian="normal" style:font-style-complex="normal"/>
    </style:style>
    <style:style style:name="P28" style:family="paragraph" style:parent-style-name="Standard">
      <style:text-properties fo:font-style="normal" officeooo:rsid="002a657d" officeooo:paragraph-rsid="002a657d" style:font-style-asian="normal" style:font-style-complex="normal"/>
    </style:style>
    <style:style style:name="P29" style:family="paragraph" style:parent-style-name="Standard">
      <style:text-properties fo:font-style="normal" officeooo:rsid="002897f7" officeooo:paragraph-rsid="002897f7" style:font-style-asian="normal" style:font-style-complex="normal"/>
    </style:style>
    <style:style style:name="P30" style:family="paragraph" style:parent-style-name="Standard">
      <style:text-properties fo:font-style="normal" officeooo:rsid="00264d48" officeooo:paragraph-rsid="00264d48" style:font-style-asian="normal" style:font-style-complex="normal"/>
    </style:style>
    <style:style style:name="P31" style:family="paragraph" style:parent-style-name="Standard">
      <style:text-properties fo:font-style="normal" officeooo:rsid="002a657d" officeooo:paragraph-rsid="00264d48" style:font-style-asian="normal" style:font-style-complex="normal"/>
    </style:style>
    <style:style style:name="P32" style:family="paragraph" style:parent-style-name="Standard">
      <style:text-properties fo:font-style="normal" officeooo:rsid="00313c40" officeooo:paragraph-rsid="00313c40" style:font-style-asian="normal" style:font-style-complex="normal"/>
    </style:style>
    <style:style style:name="P33" style:family="paragraph" style:parent-style-name="Standard">
      <style:text-properties fo:font-style="normal" officeooo:rsid="00315405" officeooo:paragraph-rsid="00315405" style:font-style-asian="normal" style:font-style-complex="normal"/>
    </style:style>
    <style:style style:name="T1" style:family="text">
      <style:text-properties officeooo:rsid="0033a8c1"/>
    </style:style>
    <style:style style:name="T2" style:family="text">
      <style:text-properties officeooo:rsid="003d49d5"/>
    </style:style>
    <style:style style:name="T3" style:family="text">
      <style:text-properties officeooo:rsid="0042e823"/>
    </style:style>
    <style:style style:name="T4" style:family="text">
      <style:text-properties officeooo:rsid="003669c6"/>
    </style:style>
    <style:style style:name="T5" style:family="text">
      <style:text-properties officeooo:rsid="0035ccb1"/>
    </style:style>
    <style:style style:name="T6" style:family="text">
      <style:text-properties officeooo:rsid="004498b0"/>
    </style:style>
    <style:style style:name="T7" style:family="text">
      <style:text-properties officeooo:rsid="003d4d4a"/>
    </style:style>
    <style:style style:name="T8" style:family="text">
      <style:text-properties officeooo:rsid="003e3535"/>
    </style:style>
    <style:style style:name="T9" style:family="text">
      <style:text-properties officeooo:rsid="003b5ccb"/>
    </style:style>
    <style:style style:name="T10" style:family="text">
      <style:text-properties officeooo:rsid="003bb964"/>
    </style:style>
    <style:style style:name="T11" style:family="text">
      <style:text-properties officeooo:rsid="0041776e"/>
    </style:style>
    <style:style style:name="T12" style:family="text">
      <style:text-properties fo:font-weight="normal" officeooo:rsid="003669c6" style:font-weight-asian="normal" style:font-weight-complex="normal"/>
    </style:style>
    <style:style style:name="T13" style:family="text">
      <style:text-properties fo:font-weight="normal" officeooo:rsid="0041776e" style:font-weight-asian="normal" style:font-weight-complex="normal"/>
    </style:style>
    <style:style style:name="T14" style:family="text">
      <style:text-properties officeooo:rsid="0037e68d"/>
    </style:style>
    <style:style style:name="T15" style:family="text">
      <style:text-properties officeooo:rsid="0038effb"/>
    </style:style>
    <style:style style:name="T16" style:family="text">
      <style:text-properties officeooo:rsid="0039984d"/>
    </style:style>
    <style:style style:name="T17" style:family="text">
      <style:text-properties fo:font-style="normal" officeooo:rsid="002fdc14" style:font-style-asian="normal" style:font-style-complex="normal"/>
    </style:style>
    <style:style style:name="T18" style:family="text">
      <style:text-properties fo:font-style="normal" fo:font-weight="normal" officeooo:rsid="00195924" style:font-style-asian="normal" style:font-weight-asian="normal" style:font-style-complex="normal" style:font-weight-complex="normal"/>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weight="normal" style:font-weight-asian="normal" style:font-weight-complex="normal"/>
    </style:style>
    <style:style style:name="T22" style:family="text">
      <style:text-properties fo:font-style="normal" fo:font-weight="normal" officeooo:rsid="001ac2aa" style:font-style-asian="normal" style:font-weight-asian="normal" style:font-style-complex="normal" style:font-weight-complex="normal"/>
    </style:style>
    <style:style style:name="T23" style:family="text">
      <style:text-properties fo:font-style="normal" fo:font-weight="normal" officeooo:rsid="001c0365" style:font-style-asian="normal" style:font-weight-asian="normal" style:font-style-complex="normal" style:font-weight-complex="normal"/>
    </style:style>
    <style:style style:name="T24" style:family="text">
      <style:text-properties fo:font-style="italic" fo:font-weight="normal" officeooo:rsid="001c0365" style:font-style-asian="italic" style:font-weight-asian="normal" style:font-style-complex="italic" style:font-weight-complex="normal"/>
    </style:style>
    <style:style style:name="T25" style:family="text">
      <style:text-properties officeooo:rsid="001d0daa"/>
    </style:style>
    <style:style style:name="T26" style:family="text">
      <style:text-properties fo:font-weight="bold" style:font-weight-asian="bold" style:font-weight-complex="bold"/>
    </style:style>
    <style:style style:name="T27" style:family="text">
      <style:text-properties officeooo:rsid="00283442"/>
    </style:style>
    <style:style style:name="T28" style:family="text">
      <style:text-properties officeooo:rsid="00264d48"/>
    </style:style>
    <style:style style:name="T29" style:family="text">
      <style:text-properties officeooo:rsid="00231771"/>
    </style:style>
    <style:style style:name="T30" style:family="text">
      <style:text-properties officeooo:rsid="00306dab"/>
    </style:style>
    <style:style style:name="T31" style:family="text">
      <style:text-properties officeooo:rsid="0028da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y I chose this format of thing</text:p>
      <text:p text:style-name="P2"><text:tab/>This project is primarily an attempt at creating and understanding the process behind creating the sort of infinite canvas graphic-visualizations that you can find in various places on the internet. One that is specifically inspirational to me is <text:a xlink:type="simple" xlink:href="https://pudding.cool/" text:style-name="Internet_20_link" text:visited-style-name="Visited_20_Internet_20_Link">The Pudding</text:a>, which is able to quite beautifully explain some interesting concepts <text:span text:style-name="T1">in a way that wouldn’t quite work in </text:span><text:span text:style-name="T2">any other</text:span><text:span text:style-name="T1"> medium</text:span>. The engine I’ve used to do this was made from scratch over the past <text:span text:style-name="T3">two weeks</text:span><text:span text:style-name="T4"> i</text:span>n Javascript’s <text:span text:style-name="T5">C</text:span>anvas2D API. <text:span text:style-name="T6">The code itself</text:span> is not terribly complex in its implementation <text:span text:style-name="T7">(although it’s got some fun bits!),</text:span> most of my work <text:span text:style-name="T1">on </text:span><text:span text:style-name="T7">it</text:span><text:span text:style-name="T1"> </text:span>went into making it both as modula<text:span text:style-name="T7">r</text:span> and user-defined (and thus reusable!) as possible, <text:span text:style-name="T6">with as many features as I could manage to fit in</text:span>. <text:span text:style-name="T1">After a few days of thinking </text:span><text:span text:style-name="T8">about</text:span><text:span text:style-name="T1"> the specific topic I wanted my project to explore, I decided to look deeper into the impacts of Artificial Intelligence from a more Environmental Justice angle. There are quite a few aspects that I ended up focusing on; aiming from both the directions of resource use (an increase in heavy metal, fossil fuel and water wastes) as well as two things that stuck out to me from my research; first, a comparison of big data and AI companies’ use of data with colonial approaches to land use, which I find to be a fascinating connection. The second stems from a few quotes that stuck out to me, and resonated with what led to my original </text:span><text:span text:style-name="T9">skepticism in <text:s/></text:span><text:span text:style-name="T10">(</text:span><text:span text:style-name="T11">and anger and fear towards</text:span><text:span text:style-name="T10">) generative </text:span><text:span text:style-name="T9">AI</text:span><text:span text:style-name="T1"> – If the output of these companies’ algorithms dictates a vast ‘democratization’ of expertise that simultaneously sounds believable yet dampens critique of the systems we live within, how will we be able to maintain a human society? <text:s text:c="2"/></text:span></text:p>
      <text:p text:style-name="P1"><text:tab/><text:span text:style-name="T12">The website I made can be found </text:span><text:a xlink:type="simple" xlink:href="https://skies-shaper.github.io/EJ-unconv-midterm" text:style-name="Internet_20_link" text:visited-style-name="Visited_20_Internet_20_Link"><text:span text:style-name="T13">here</text:span></text:a><text:span text:style-name="T12">, with the code open source on GitHub </text:span><text:a xlink:type="simple" xlink:href="https://github.com/skies-shaper/EJ-unconv-midterm" text:style-name="Internet_20_link" text:visited-style-name="Visited_20_Internet_20_Link"><text:span text:style-name="T13">here!</text:span></text:a></text:p>
      <text:p text:style-name="P3"><text:tab/>If you have any questions about the code or <text:span text:style-name="T3">design of the </text:span>website itself, please let me know! <text:tab/><text:span text:style-name="T14">I’ve done my best to make the site as responsive as possible, but </text:span><text:span text:style-name="T15">in </text:span><text:span text:style-name="T3">the time crunch I didn’t have as much time as I would have liked to iron out rendering bugs, so in </text:span><text:span text:style-name="T15">the </text:span><text:span text:style-name="T3">off</text:span><text:span text:style-name="T15"> chance of</text:span><text:span text:style-name="T14"> there </text:span><text:span text:style-name="T15">being</text:span><text:span text:style-name="T14"> odd rendering issues on your </text:span><text:span text:style-name="T16">device</text:span><text:span text:style-name="T14">, I’d be happy to </text:span><text:span text:style-name="T3">send</text:span><text:span text:style-name="T14"> a video of it working on mine.</text:span></text:p>
      <text:p text:style-name="P1"><text:tab/></text:p>
      <text:p text:style-name="P4"><text:span text:style-name="T17"/></text:p>
      <text:p text:style-name="P5"/>
      <text:p text:style-name="P6"/>
      <text:p text:style-name="P7"/>
      <text:p text:style-name="P7"/>
      <text:p text:style-name="P7"/>
      <text:p text:style-name="P7"/>
      <text:p text:style-name="P7"/>
      <text:p text:style-name="P7"/>
      <text:p text:style-name="P7"/>
      <text:p text:style-name="P7"/>
      <text:p text:style-name="P7"/>
      <text:p text:style-name="P7">Notes for EJ thing</text:p>
      <text:p text:style-name="P7">“AI data centers are massively contributing to the continued rise in power demand, which itself contributes to the continued rise in global emissions.</text:p>
      <text:p text:style-name="P8">And most importantly, it's growing faster than grid capacities. And even more importantly, it's growing faster than renewable energy growth, which means that even as data center energy use grows, clean energy from wind, solar, nuclear, perhaps in is lagging behind.</text:p>
      <text:p text:style-name="P7">”</text:p>
      <text:p text:style-name="P9"><text:span text:style-name="T18">-Kenza Bryan, Financial times on </text:span>PBS newshour, <text:a xlink:type="simple" xlink:href="https://www.pbs.org/newshour/show/the-growing-environmental-impact-of-ai-data-centers-energy-demands" text:style-name="Internet_20_link" text:visited-style-name="Visited_20_Internet_20_Link">https://www.pbs.org/newshour/show/the-growing-environmental-impact-of-ai-data-centers-energy-demands</text:a></text:p>
      <text:p text:style-name="P7"/>
      <text:p text:style-name="P10"><text:soft-page-break/>This is increasing demand for less-safe and less-healthy renewable energy sources – especially in our current political climate. coal plants that would have been shut down have been forced to remain open by the Trump administration</text:p>
      <text:p text:style-name="P10"/>
      <text:p text:style-name="P10">“very little regulatory scrutiny of datacenter energy use”</text:p>
      <text:p text:style-name="P10"/>
      <text:p text:style-name="P10">“nonlocal spread of renewable investment” – if you build lots of solar panels in texas but reopen a coal plant in (wherever) then there isn’t a whole lot being <text:span text:style-name="T19">done</text:span><text:span text:style-name="T20"> is ther now</text:span></text:p>
      <text:p text:style-name="P11"/>
      <text:p text:style-name="P12">local grids<text:span text:style-name="T21">, </text:span>local people</text:p>
      <text:p text:style-name="P13"/>
      <text:p text:style-name="P14">Constant demand – higher reliance on constnat supplies (so, generally not renewables)</text:p>
      <text:p text:style-name="P14"/>
      <text:p text:style-name="P14"><text:a xlink:type="simple" xlink:href="https://www.brookings.edu/articles/ai-infrastructures-environmental-costs-clash-with-pacific-island-nations-needs/" text:style-name="Internet_20_link" text:visited-style-name="Visited_20_Internet_20_Link">https://www.brookings.edu/articles/ai-infrastructures-environmental-costs-clash-with-pacific-island-nations-needs/</text:a> </text:p>
      <text:p text:style-name="P15"><text:span text:style-name="T22">-</text:span><text:span text:style-name="T23">Seems to take traditional ideas of </text:span><text:span text:style-name="T24">land</text:span><text:span text:style-name="T23"> (physical, stable resource lying around) with ideas of </text:span><text:span text:style-name="T24">data</text:span><text:span text:style-name="T23"> and information, comparisons can be drawn between indigenous management of land (from earlier in the course) and information – the sheer energy and water use of individual datacenters is highlighted extensively “</text:span>Indigenous-led initiatives can <text:a xlink:type="simple" xlink:href="https://aiasiapacific.org/wp-content/uploads/2024/08/The-State-of-Artificial-Intelligence-in-the-Pacific-Islands.pdf" office:target-frame-name="_blank" xlink:show="new" text:style-name="Internet_20_link" text:visited-style-name="Visited_20_Internet_20_Link">prioritize</text:a> environmental and cultural sustainability in technological development. <text:span text:style-name="T23">”</text:span></text:p>
      <text:p text:style-name="P16"/>
      <text:p text:style-name="P15"><text:span text:style-name="T23">“</text:span>“increased energy efficiency of AI may not lead to reductions in AI’s total energy use, where there is increased demand overall for AI services.” Investor Goldman Sachs <text:a xlink:type="simple" xlink:href="https://www.goldmansachs.com/insights/articles/AI-poised-to-drive-160-increase-in-power-demand" office:target-frame-name="_blank" xlink:show="new" text:style-name="Internet_20_link" text:visited-style-name="Visited_20_Internet_20_Link">confirms</text:a> that despite efficiency improvements, “the widening use of AI will still imply an increase in the technology’s consumption of power.””</text:p>
      <text:p text:style-name="P15"/>
      <text:p text:style-name="P15">“[t]he publicly available information in relation to the energy consumption, operating profiles and expansion plans of data centres are ‘somewhat opaque’ due to ‘commercial sensitivity.’” ”</text:p>
      <text:p text:style-name="P15">“balance essential digital infrastructure needs against environmental sustainability, while the resource consumption of many technology <text:a xlink:type="simple" xlink:href="https://www.theguardian.com/technology/2024/sep/15/data-center-gas-emissions-tech" office:target-frame-name="_blank" xlink:show="new" text:style-name="Internet_20_link" text:visited-style-name="Visited_20_Internet_20_Link">companies</text:a> continues unchecked.”</text:p>
      <text:p text:style-name="P15"/>
      <text:p text:style-name="P15">“sophisticated frameworks for managing concrete, definable systems.”</text:p>
      <text:p text:style-name="P15"/>
      <text:p text:style-name="P15">“Tuvalu <text:a xlink:type="simple" xlink:href="https://devpolicy.org/tuvalu-preparing-for-climate-change-in-the-worst-case-scenario-20211110/" office:target-frame-name="_blank" xlink:show="new" text:style-name="Internet_20_link" text:visited-style-name="Visited_20_Internet_20_Link">demonstrates</text:a> how Indigenous communities <text:a xlink:type="simple" xlink:href="https://aiasiapacific.org/wp-content/uploads/2024/08/The-State-of-Artificial-Intelligence-in-the-Pacific-Islands.pdf" office:target-frame-name="_blank" xlink:show="new" text:style-name="Internet_20_link" text:visited-style-name="Visited_20_Internet_20_Link">must now</text:a> preserve nationhood, governance, and culture through digital transformation while facing territorial loss. Meanwhile, the tech industry’s resource consumption accelerates the very environmental crisis threatening these nations.”</text:p>
      <text:p text:style-name="P17">There is a clear similarity present in this article between digital and physical landscapes</text:p>
      <text:p text:style-name="P18"><text:span text:style-name="T25">“</text:span>digital terra nullius” - !!</text:p>
      <text:p text:style-name="P19">Simon Clark <text:a xlink:type="simple" xlink:href="https://www.youtube.com/watch?v=5sFBySzNIX0" text:style-name="Internet_20_link" text:visited-style-name="Visited_20_Internet_20_Link">https://www.youtube.com/watch?v=5sFBySzNIX0</text:a> </text:p>
      <text:p text:style-name="P19">700,000 liters of fresh water. To train GPT-3</text:p>
      <text:p text:style-name="P19"/>
      <text:p text:style-name="P19">https://arxiv.org/abs/2304.03271</text:p>
      <text:p text:style-name="P19">More critically, the global AI demand is projected to account for <text:span text:style-name="T19">4.2-6.6 billion cubic meters of water withdrawal in 2027</text:span>, which is more than the total annual water withdrawal of <text:span text:style-name="T26">4-6 Denmark or half of the United Kingdom. </text:span>This is concerning, as <text:span text:style-name="T19">freshwater scarcity has become one of the most pressing challenges.</text:span></text:p>
      <text:p text:style-name="P20"/>
      <text:p text:style-name="P21">Depletes<text:span text:style-name="T20"> groundwater resources in places where there are AI datacenters – usually places with populations, because these things need workers. And connections to like grids and stuff</text:span></text:p>
      <text:p text:style-name="P22"><text:soft-page-break/></text:p>
      <text:p text:style-name="P21">ai is incredibly popular<text:span text:style-name="T20"> – in 2-3 weeks, usage power consumption is &gt; than the traditionally-very high training power consumption</text:span></text:p>
      <text:p text:style-name="P22"/>
      <text:p text:style-name="P22">“Prolonging lifespans of coal plants” </text:p>
      <text:p text:style-name="P22">“<text:span text:style-name="T19">scramble</text:span>”</text:p>
      <text:p text:style-name="P22">Future – whole lotta E-waste (these are big companies, they can just chuck out GPUs like it’s nothing)</text:p>
      <text:p text:style-name="P22">“</text:p>
      <text:p text:style-name="P22">“Verdecchia has also highlighted that environmental sustainability is often overlooked: “In the race to produce faster and more-accurate AI models, environmental sustainability is often regarded as a second-class citizen.” - <text:a xlink:type="simple" xlink:href="https://www.brookings.edu/articles/the-us-must-balance-climate-justice-challenges-in-the-era-of-artificial-intelligence/#:~:text=Yet%20to%20effectively%20address%20these,and%20low%2Dincome%20families%20face" text:style-name="Internet_20_link" text:visited-style-name="Visited_20_Internet_20_Link">https://www.brookings.edu/articles/the-us-must-balance-climate-justice-challenges-in-the-era-of-artificial-intelligence/#:~:text=Yet%20to%20effectively%20address%20these,and%20low%2Dincome%20families%20face</text:a> </text:p>
      <text:p text:style-name="P22"/>
      <text:p text:style-name="P22"><text:span text:style-name="T27">(back to the Simon Clark video) -&gt;</text:span>2019 – 2023 48% higher google emissions</text:p>
      <text:p text:style-name="P23">(similar sorts of trends for other tech companies)</text:p>
      <text:p text:style-name="P23"/>
      <text:p text:style-name="P23">effectiveness of AI in creating misinformation to further the aims of industries can be detrimental to efforts to create justice</text:p>
      <text:p text:style-name="P23"/>
      <text:p text:style-name="P23">“Asking LLMs for solutions to the climate crisis is problematic because they use historical data to derive projections for future action.”</text:p>
      <text:p text:style-name="P23">“Hence an underappreciated danger of our growing reliance on AI is that we are atrophying the parts of our brains that are most necessary for confronting the climate crisis (Ahmad et al. <text:a xlink:type="simple" xlink:href="javascript:;" text:style-name="Internet_20_link" text:visited-style-name="Visited_20_Internet_20_Link">2023</text:a>; Mansharamani <text:a xlink:type="simple" xlink:href="javascript:;" text:style-name="Internet_20_link" text:visited-style-name="Visited_20_Internet_20_Link">2020</text:a>), namely, the parts that are capable of creative, forward-thinking problem solving (Levin et al. <text:a xlink:type="simple" xlink:href="javascript:;" text:style-name="Internet_20_link" text:visited-style-name="Visited_20_Internet_20_Link">2012</text:a>).”</text:p>
      <text:p text:style-name="P23">-https://direct.mit.edu/glep/article/24/2/9/120588/Generative-AI-and-Social-Media-May-Exacerbate-the </text:p>
      <text:p text:style-name="P23"/>
      <text:p text:style-name="P23"/>
      <text:p text:style-name="P24">Thesis (of a sort)<text:span text:style-name="T20">:</text:span></text:p>
      <text:p text:style-name="P23">The widespread implementation of AI models on a societal scale will exacerbate both environmental problems associated with modern lifestyles (climate change, extraction of heavy metals) and increase the <text:span text:style-name="T28">propensity</text:span> for disinformation to spread. <text:span text:style-name="T28"><text:s/></text:span></text:p>
      <text:p text:style-name="P23"/>
      <text:p text:style-name="P23"/>
      <text:p text:style-name="P23"><text:span text:style-name="T29">I feel like this information aligns with information </text:span>taken from The Principles of Environmental Justice – <text:span text:style-name="T29">the current state of the tech/big data industry in regard to AI uptake is in direct conflict with many of these aims. </text:span></text:p>
      <text:p text:style-name="P25">However<text:span text:style-name="T20"> there is a certain aspect of big data which can be used to better analyze and work towards solutions for many EJ problems.</text:span></text:p>
      <text:p text:style-name="P23"/>
      <text:p text:style-name="P23"/>
      <text:p text:style-name="P26">Structuring project – maybe pull in a component of the Environmental Justice dealie and use it to <text:span text:style-name="T28">highlight problematic things with AI</text:span></text:p>
      <text:p text:style-name="P26"/>
      <text:p text:style-name="P26">‘recent developments in AI and butt technology contribute to the environmental burdens that communities of color and low-income families face.”</text:p>
      <text:p text:style-name="P27"/>
      <text:p text:style-name="P28"><text:soft-page-break/>Will green economy and digital-industrial sector spread jobs to those who need them?</text:p>
      <text:p text:style-name="P28">Moreover, emissions of modern tech applications are connected to supply chains, not just pollution</text:p>
      <text:p text:style-name="P28">“The Biden-Harris administration recently” :<text:span text:style-name="T30">crying-emoji</text:span></text:p>
      <text:p text:style-name="P26"><text:a xlink:type="simple" xlink:href="https://www.brookings.edu/articles/the-us-must-balance-climate-justice-challenges-in-the-era-of-artificial-intelligence/#:~:text=Yet%20to%20effectively%20address%20these,and%20low%2Dincome%20families%20face" text:style-name="Internet_20_link" text:visited-style-name="Visited_20_Internet_20_Link">https://www.brookings.edu/articles/the-us-must-balance-climate-justice-challenges-in-the-era-of-artificial-intelligence/#:~:text=Yet%20to%20effectively%20address%20these,and%20low%2Dincome%20families%20face</text:a> </text:p>
      <text:p text:style-name="P26"/>
      <text:p text:style-name="P29">AI chatbot boxes are literally everywhere now – it’s like how all the sites used to have like a search with google button and they still mostly do I guess but ALSO like</text:p>
      <text:p text:style-name="P26"/>
      <text:p text:style-name="P26"/>
      <text:p text:style-name="P30">OOH!</text:p>
      <text:p text:style-name="P30">&lt;vent&gt;Ok so AI art as a concept sucks <text:span text:style-name="T19">absolute FUCKING ASS</text:span> right &lt;/vent&gt; &lt;<text:span text:style-name="T31">vent&gt;&lt;/vent&gt; &lt;VENT&gt;&lt;/VENT&gt;</text:span></text:p>
      <text:p text:style-name="P30"/>
      <text:p text:style-name="P30">but in a more general sense the cultural devaluation of artists I feel is exemplified by the ubiquity of AI art applies heavily to the fact that it creates a somewhat homogenized type of art that will deployed by those seeking profit/time-maximization; how might this impact cultural groups’ artistic practices being A) stereotyped by quite famously white-biased models</text:p>
      <text:p text:style-name="P30">→ part of the whole respect-for-cultures thing idk</text:p>
      <text:p text:style-name="P31"/>
      <text:p text:style-name="P31"/>
      <text:p text:style-name="P31"/>
      <text:p text:style-name="P32">Structural Racism</text:p>
      <text:p text:style-name="P32">This, I feel, could fill a whole separate assignment. AI training has a whole host of ethical problems associated with it, from human rights abuses in the data filtering process (<text:a xlink:type="simple" xlink:href="https://time.com/6247678/openai-chatgpt-kenya-workers/" text:style-name="Internet_20_link" text:visited-style-name="Visited_20_Internet_20_Link">https://time.com/6247678/openai-chatgpt-kenya-workers/</text:a>) to the fact that it is build upon stolen works. Of course it is.</text:p>
      <text:p text:style-name="P32"/>
      <text:p text:style-name="P32">AI can be made <text:span text:style-name="T19">more</text:span> environmentally sustainable, but can this drive offset the fact that this will lead to it being used more?</text:p>
      <text:p text:style-name="P32"/>
      <text:p text:style-name="P33">I predict that less-funded schools will be more heavily reliant on AI tools. =&gt; race =&gt; racism =&gt; Less ability to get away from places that are using these tools &gt; sound <text:span text:style-name="T19">familiar</text:span>?</text:p>
      <text:p text:style-name="P33">Idk if this train of thought makes sense.</text:p>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5T13:29:08.264894000</meta:creation-date>
    <dc:date>2025-10-20T18:06:34.927321000</dc:date>
    <meta:editing-duration>PT11H14M9S</meta:editing-duration>
    <meta:editing-cycles>37</meta:editing-cycles>
    <meta:generator>LibreOffice/25.8.1.1$MacOSX_AARCH64 LibreOffice_project/54047653041915e595ad4e45cccea684809c77b5</meta:generator>
    <meta:document-statistic meta:table-count="0" meta:image-count="0" meta:object-count="0" meta:page-count="4" meta:paragraph-count="61" meta:word-count="1445" meta:character-count="9884" meta:non-whitespace-character-count="8469"/>
  </office:meta>
</office:document-meta>
</file>